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14pt" style:text-underline-style="none" fo:font-weight="normal" officeooo:rsid="000fbf76" officeooo:paragraph-rsid="000fbf76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style:text-underline-style="none" fo:font-weight="normal" officeooo:rsid="00109607" officeooo:paragraph-rsid="00109607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style:text-underline-style="none" fo:font-weight="normal" officeooo:rsid="0011f498" officeooo:paragraph-rsid="0011f498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style:text-underline-style="none" fo:font-weight="normal" officeooo:rsid="0011f498" officeooo:paragraph-rsid="00130809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140504" officeooo:paragraph-rsid="00140504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144f50" officeooo:paragraph-rsid="00144f50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normal" officeooo:rsid="00178a56" officeooo:paragraph-rsid="00178a56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178a56" officeooo:paragraph-rsid="002275cb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none" fo:font-weight="normal" officeooo:rsid="00246bf9" officeooo:paragraph-rsid="00246bf9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27bdb7" officeooo:paragraph-rsid="0027bdb7" style:font-size-asian="12.25pt" style:font-weight-asian="normal" style:font-size-complex="14pt" style:font-weight-complex="normal"/>
    </style:style>
    <style:style style:name="T1" style:family="text">
      <style:text-properties fo:font-size="16pt" style:text-underline-style="solid" style:text-underline-width="auto" style:text-underline-color="font-color" fo:font-weight="bold" officeooo:rsid="000fbf76" style:font-size-asian="14pt" style:font-weight-asian="bold" style:font-size-complex="16pt" style:font-weight-complex="bold"/>
    </style:style>
    <style:style style:name="T2" style:family="text">
      <style:text-properties fo:font-size="16pt" style:text-underline-style="solid" style:text-underline-width="auto" style:text-underline-color="font-color" fo:font-weight="bold" officeooo:rsid="000fbf76" style:font-size-asian="16pt" style:font-weight-asian="bold" style:font-size-complex="16pt" style:font-weight-complex="bold"/>
    </style:style>
    <style:style style:name="T3" style:family="text">
      <style:text-properties officeooo:rsid="0011f498"/>
    </style:style>
    <style:style style:name="T4" style:family="text">
      <style:text-properties officeooo:rsid="00130809"/>
    </style:style>
    <style:style style:name="T5" style:family="text">
      <style:text-properties officeooo:rsid="001f90e4"/>
    </style:style>
    <style:style style:name="T6" style:family="text">
      <style:text-properties officeooo:rsid="0020c76c"/>
    </style:style>
    <style:style style:name="T7" style:family="text">
      <style:text-properties officeooo:rsid="002275cb"/>
    </style:style>
    <style:style style:name="T8" style:family="text">
      <style:text-properties officeooo:rsid="002a33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span text:style-name="T2">Java</text:span><text:span text:style-name="T1"> 8 Features Continuation</text:span></text:p>
      <text:p text:style-name="P1"/>
      <text:p text:style-name="P2">Morning :</text:p>
      <text:p text:style-name="P2">--------------</text:p>
      <text:p text:style-name="P3">Continuation to functional Interfaces yesterdat,</text:p>
      <text:p text:style-name="P3"/>
      <text:p text:style-name="P2"/>
      <text:p text:style-name="P3"><text:span text:style-name="T8">Unary </text:span>O<text:span text:style-name="T8">p</text:span>erator : takes 1 argument and resturn resullt. Where both arg and reulst are of same data type.</text:p>
      <text:p text:style-name="P3"/>
      <text:p text:style-name="P3"><text:tab/>Conisder <text:s/>a Functional Interface,</text:p>
      <text:p text:style-name="P3"><text:tab/>public interface Isquare{</text:p>
      <text:p text:style-name="P3"><text:tab/><text:tab/>int area (int side);</text:p>
      <text:p text:style-name="P3"><text:tab/>}</text:p>
      <text:p text:style-name="P3"/>
      <text:p text:style-name="P3"><text:tab/>In a Different class,</text:p>
      <text:p text:style-name="P3"/>
      <text:p text:style-name="P3"><text:tab/>Isquare square<text:span text:style-name="T3">1</text:span> = num -&gt; num*num;</text:p>
      <text:p text:style-name="P3"><text:tab/>print (square<text:span text:style-name="T3">1</text:span>.are(5));</text:p>
      <text:p text:style-name="P3"/>
      <text:p text:style-name="P3"><text:tab/>We have UnaryOperator for this,</text:p>
      <text:p text:style-name="P3"/>
      <text:p text:style-name="P3"><text:tab/>UnaryOperator&lt;Integer&gt; square2 = num -&gt; num*num;</text:p>
      <text:p text:style-name="P3"><text:tab/><text:span text:style-name="T4">print(</text:span><text:span text:style-name="T3">square2.</text:span><text:span text:style-name="T4">apply(3));</text:span></text:p>
      <text:p text:style-name="P3"><text:tab/></text:p>
      <text:p text:style-name="P3"/>
      <text:p text:style-name="P4">Binary Operator : Takes 2 args and returns result, where args and result are of same <text:tab/><text:tab/><text:tab/>data type.</text:p>
      <text:p text:style-name="P4"/>
      <text:p text:style-name="P4"><text:tab/><text:span text:style-name="T4">Consider a FI,</text:span></text:p>
      <text:p text:style-name="P4"><text:tab/><text:tab/><text:span text:style-name="T4">public Interface IsumCalculator{</text:span></text:p>
      <text:p text:style-name="P4"><text:tab/><text:tab/><text:tab/><text:span text:style-name="T4">int sum (int num1, int num2);</text:span></text:p>
      <text:p text:style-name="P4"><text:tab/><text:tab/><text:span text:style-name="T4">}</text:span></text:p>
      <text:p text:style-name="P4"><text:tab/></text:p>
      <text:p text:style-name="P4"><text:tab/><text:tab/><text:span text:style-name="T4">In a diff class,</text:span></text:p>
      <text:p text:style-name="P4"><text:tab/></text:p>
      <text:p text:style-name="P4"><text:tab/><text:tab/><text:span text:style-name="T4">IsumCalculator cal1 = (num1, num2)-&gt; num1+num2</text:span><text:tab/>;</text:p>
      <text:p text:style-name="P4"><text:tab/><text:tab/><text:span text:style-name="T4">print(cal1.sum(2,4));</text:span></text:p>
      <text:p text:style-name="P4"><text:tab/></text:p>
      <text:p text:style-name="P4"><text:tab/><text:tab/><text:span text:style-name="T4">We have BinaryOperator also,</text:span></text:p>
      <text:p text:style-name="P4"><text:tab/><text:tab/></text:p>
      <text:p text:style-name="P5"><text:tab/><text:tab/><text:span text:style-name="T4">BinaryOperator&lt;Integer&gt; cal2 = (num1, num2)-&gt; num1+num2;</text:span></text:p>
      <text:p text:style-name="P5"><text:tab/><text:tab/><text:span text:style-name="T4">print (cal2.apply(3,5));</text:span></text:p>
      <text:p text:style-name="P5"/>
      <text:p text:style-name="P5"/>
      <text:p text:style-name="P5"><text:soft-page-break/></text:p>
      <text:p text:style-name="P6">Method Reference :</text:p>
      <text:p text:style-name="P6">-------------------------</text:p>
      <text:p text:style-name="P6"><text:tab/></text:p>
      <text:p text:style-name="P6"><text:tab/>-&gt; Up untill, now we’re writing the lambda again an again, but if there’s already a implementation, we should be able to refer.</text:p>
      <text:p text:style-name="P6"><text:tab/></text:p>
      <text:p text:style-name="P6"><text:tab/>-&gt; It provides a way to refer a method for developers, can be used for normal methods and lambda as well.</text:p>
      <text:p text:style-name="P6"/>
      <text:p text:style-name="P7"><text:tab/>Usually of 2 types :</text:p>
      <text:p text:style-name="P7"/>
      <text:p text:style-name="P7"><text:tab/>1) Refer an instance method(Referred using obj :: methodName)</text:p>
      <text:p text:style-name="P7"><text:tab/>2) Can refer a static method.(Refreed using className :: methodName)</text:p>
      <text:p text:style-name="P7"/>
      <text:p text:style-name="P8">If theres already an implementation, we can use this concept.</text:p>
      <text:p text:style-name="P8"/>
      <text:p text:style-name="P8">We can reference Constructors as well.</text:p>
      <text:p text:style-name="P8"><text:tab/>Lets assume we have a parameterless contructor,</text:p>
      <text:p text:style-name="P8"><text:tab/>in a diff class,</text:p>
      <text:p text:style-name="P8"><text:tab/><text:tab/>Supplier&lt;Product&gt; supplier = Product :: new;</text:p>
      <text:p text:style-name="P8"><text:tab/><text:tab/>Product product = supplier.get(); <text:s/>//<text:span text:style-name="T5">If we parameters, in get(), we give <text:tab/><text:tab/><text:tab/><text:tab/><text:tab/><text:tab/><text:tab/><text:tab/>them.</text:span></text:p>
      <text:p text:style-name="P8"><text:tab/><text:tab/>product.setId(1);</text:p>
      <text:p text:style-name="P8"><text:tab/><text:tab/>product.setName(“S<text:span text:style-name="T6">amsung</text:span>”);</text:p>
      <text:p text:style-name="P8"><text:tab/><text:tab/>print(product.getId() + “ “+ product.getName());</text:p>
      <text:p text:style-name="P8"/>
      <text:p text:style-name="P8"><text:tab/><text:tab/></text:p>
      <text:p text:style-name="P10"><text:tab/><text:tab/>Let’s assume that we have a Parameterized Constructor,</text:p>
      <text:p text:style-name="P10"/>
      <text:p text:style-name="P8"><text:tab/><text:tab/><text:span text:style-name="T6">BiFunction&lt;Integer,String,Product&gt; <text:tab/><text:tab/><text:tab/><text:tab/><text:tab/><text:tab/><text:tab/><text:tab/><text:tab/><text:tab/><text:tab/><text:tab/><text:tab/>productInstanceFetcher=Product::new;</text:span></text:p>
      <text:p text:style-name="P8"><text:tab/><text:tab/><text:span text:style-name="T7">Product Product = </text:span><text:span text:style-name="T6">productInstancefetcher.apply(10, “moto”)</text:span></text:p>
      <text:p text:style-name="P9"><text:tab/><text:tab/>print(product.getId() + “ “+ product.getName());</text:p>
      <text:p text:style-name="P5"><text:tab/></text:p>
      <text:p text:style-name="P11">Constrictor calling,</text:p>
      <text:p text:style-name="P11">constrictor – supplier, function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1T09:37:23.100996169</meta:creation-date>
    <dc:date>2022-11-16T11:28:09.576298891</dc:date>
    <meta:editing-duration>PT1H16M39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2" meta:paragraph-count="57" meta:word-count="271" meta:character-count="2002" meta:non-whitespace-character-count="1682"/>
  </office:meta>
</office:document-meta>
</file>